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7.25cm" fo:min-width="6.5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cm" fo:min-width="5.7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7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4.5cm" fo:min-width="6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75cm" svg:height="1.75cm" svg:x="14.85cm" svg:y="2.5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2.05cm" svg:x="8.2cm" svg:y="2.4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8.483cm 13.146cm)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8.75cm" svg:y="17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2.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10.875cm" svg:y1="14.873cm" svg:x2="10.875cm" svg:y2="17cm" draw:start-shape="id5" draw:start-glue-point="2" draw:end-shape="id6" draw:end-glue-point="0" svg:d="M10875 14873v2127" svg:viewBox="0 0 1 2128">
          <text:p/>
        </draw:connector>
        <draw:connector draw:style-name="gr4" draw:text-style-name="P2" draw:layer="layout" svg:x1="6.5cm" svg:y1="3.425cm" svg:x2="8.2cm" svg:y2="3.475cm" draw:start-shape="id1" draw:start-glue-point="1" draw:end-shape="id7" draw:end-glue-point="3" svg:d="M6500 3425h850v50h850" svg:viewBox="0 0 1701 51">
          <text:p/>
        </draw:connector>
        <draw:connector draw:style-name="gr4" draw:text-style-name="P2" draw:layer="layout" svg:x1="12.95cm" svg:y1="3.475cm" svg:x2="14.85cm" svg:y2="3.425cm" draw:start-shape="id7" draw:start-glue-point="1" draw:end-shape="id8" draw:end-glue-point="3" svg:d="M12950 3475h950v-50h950" svg:viewBox="0 0 1901 51">
          <text:p/>
        </draw:connector>
        <draw:custom-shape draw:style-name="gr1" draw:text-style-name="P1" draw:layer="layout" svg:width="4.75cm" svg:height="1.75cm" svg:x="3cm" svg:y="19.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75cm" svg:height="1.75cm" svg:x="15.25cm" svg:y="8.5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75cm" svg:height="1.313cm" svg:x="1.75cm" svg:y="14.2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91cm" svg:y1="14.021cm" svg:x2="5.5cm" svg:y2="14.906cm" draw:start-shape="id5" draw:start-glue-point="3" draw:end-shape="id9" draw:end-glue-point="1" svg:d="M8491 14021h-1499v885h-1492" svg:viewBox="0 0 2992 886">
          <text:p/>
        </draw:connector>
        <draw:custom-shape draw:style-name="gr6" draw:text-style-name="P5" draw:layer="layout" svg:width="7cm" svg:height="7.5cm" svg:x="25.75cm" svg:y="1.75cm">
          <text:p text:style-name="P1"><text:span text:style-name="T1">Curso</text:span></text:p>
          <text:p text:style-name="P3">@idcurso</text:p>
          <text:p text:style-name="P3">#aula_id</text:p>
          <text:p text:style-name="P4">#matricula_id</text:p>
          <text:p text:style-name="P3">#turno_id</text:p>
          <text:p text:style-name="P3">#horario_id</text:p>
          <text:p text:style-name="P3">+curso(nombre)</text:p>
          <text:p text:style-name="P3">+division</text:p>
          <text:p text:style-name="P3">+periodo_lectiv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5cm" svg:height="4.25cm" svg:x="26cm" svg:y="9.95cm">
          <text:p text:style-name="P1"><text:span text:style-name="T1">Aula</text:span></text:p>
          <text:p text:style-name="P3">@idAula</text:p>
          <text:p text:style-name="P3">+nombre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cm" svg:x="26cm" svg:y="14.7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25cm" svg:height="4cm" svg:x="26cm" svg:y="19.25cm">
          <text:p text:style-name="P1"><text:span text:style-name="T1">Horario</text:span></text:p>
          <text:p text:style-name="P3">@idHorario</text:p>
          <text:p text:style-name="P3">+día</text:p>
          <text:p text:style-name="P3">+horario(7:30-9:00)</text:p>
          <text:p text:style-name="P3">+descripcion(1ra hora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75cm" svg:height="1.75cm" draw:transform="rotate (0.00959931088596881) translate (8.483cm 8.5cm)">
          <text:p text:style-name="P1">Curso_Catedra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491cm" svg:y1="9.375cm" svg:x2="6.5cm" svg:y2="9.375cm" draw:start-shape="id10" draw:start-glue-point="3" draw:end-shape="id3" draw:end-glue-point="1" svg:d="M8491 9375h-1991" svg:viewBox="0 0 1992 1">
          <text:p/>
        </draw:connector>
        <draw:connector draw:style-name="gr4" draw:text-style-name="P2" draw:layer="layout" svg:x1="10.875cm" svg:y1="10.227cm" svg:x2="10.858cm" svg:y2="13.123cm" draw:start-shape="id10" draw:start-glue-point="2" draw:end-shape="id5" draw:end-glue-point="0" svg:d="M10875 10227v1448h-17v1448" svg:viewBox="0 0 18 2897">
          <text:p/>
        </draw:connector>
        <draw:connector draw:style-name="gr4" draw:text-style-name="P2" draw:layer="layout" svg:x1="15.25cm" svg:y1="9.375cm" svg:x2="13.241cm" svg:y2="9.329cm" draw:start-shape="id11" draw:start-glue-point="3" draw:end-shape="id10" draw:end-glue-point="1" svg:d="M15250 9375h-1000v-46h-1009" svg:viewBox="0 0 2010 47">
          <text:p/>
        </draw:connector>
        <draw:custom-shape draw:style-name="gr12" draw:text-style-name="P5" draw:layer="layout" svg:width="7cm" svg:height="4.75cm" svg:x="26cm" svg:y="23.75cm">
          <text:p text:style-name="P1"><text:span text:style-name="T1">Curso_Catedra</text:span></text:p>
          <text:p text:style-name="P3">@idcurso_catedra</text:p>
          <text:p text:style-name="P3">#catedra_id</text:p>
          <text:p text:style-name="P3">#curso_id</text:p>
          <text:p text:style-name="P3">#horario_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4:27:42.661464138</meta:creation-date>
    <dc:date>2022-10-21T15:43:10.881318627</dc:date>
    <meta:editing-duration>PT6H37M31S</meta:editing-duration>
    <meta:editing-cycles>32</meta:editing-cycles>
    <meta:generator>LibreOffice/7.3.6.2$Linux_X86_64 LibreOffice_project/30$Build-2</meta:generator>
    <meta:document-statistic meta:object-count="32"/>
  </office:meta>
</office:document-meta>
</file>